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ticle.getNumberOfRelatedArtic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cle.setNumberOfRelatedArticles( int numberOfRelatedArtic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